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b80047"/>
    </style:style>
    <style:style style:name="T1" style:family="text">
      <style:text-properties fo:color="#b80047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6cm" svg:height="2cm" svg:x="18.5cm" svg:y="2cm">
          <text:p text:style-name="P1">Gepäck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cm" svg:height="2cm" svg:x="3cm" svg:y="8.5cm">
          <text:p text:style-name="P1">Fluege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6cm" svg:height="2cm" svg:x="19cm" svg:y="8.5cm">
          <text:p text:style-name="P1">Reisende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6cm" svg:height="2cm" svg:x="3cm" svg:y="2cm">
          <text:p text:style-name="P1">Buchungen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cm" svg:height="2cm" svg:x="1cm" svg:y="14cm">
          <text:p text:style-name="P1">Flugzeuge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6cm" svg:height="2cm" svg:x="9.5cm" svg:y="14cm">
          <text:p text:style-name="P1">Pilote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cm" svg:y1="4cm" svg:x2="6cm" svg:y2="8.5cm" draw:start-shape="id1" draw:start-glue-point="2" draw:end-shape="id2" draw:end-glue-point="0" svg:d="m6000 4000v4500">
          <text:p text:style-name="P1"><text:tab/><text:tab/>FK: Flug</text:p>
        </draw:connector>
        <draw:connector draw:style-name="gr2" draw:text-style-name="P1" draw:layer="layout" draw:type="line" svg:x1="21.5cm" svg:y1="4cm" svg:x2="6cm" svg:y2="8.5cm" draw:start-shape="id3" draw:start-glue-point="2" draw:end-shape="id2" draw:end-glue-point="0" svg:d="m21500 4000-15500 4500">
          <text:p text:style-name="P1"><text:line-break/><text:line-break/><text:line-break/>FK: Flug</text:p>
        </draw:connector>
        <draw:connector draw:style-name="gr2" draw:text-style-name="P2" draw:layer="layout" draw:type="line" svg:x1="9cm" svg:y1="3cm" svg:x2="22cm" svg:y2="8.5cm" draw:start-shape="id1" draw:start-glue-point="1" draw:end-shape="id4" draw:end-glue-point="0" svg:d="m9000 3000 13000 5500">
          <text:p text:style-name="P2"><text:span text:style-name="T1">FK: Reisender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</draw:connector>
        <draw:connector draw:style-name="gr2" draw:text-style-name="P1" draw:layer="layout" draw:type="line" svg:x1="21.5cm" svg:y1="4cm" svg:x2="22cm" svg:y2="8.5cm" draw:start-shape="id3" draw:start-glue-point="2" draw:end-shape="id4" svg:d="m21500 4000 500 4500">
          <text:p text:style-name="P1"><text:tab/><text:tab/><text:tab/><text:tab/><text:span text:style-name="T1">FK: Reisender</text:span></text:p>
        </draw:connector>
        <draw:connector draw:style-name="gr2" draw:text-style-name="P1" draw:layer="layout" draw:type="line" svg:x1="6cm" svg:y1="10.5cm" svg:x2="4cm" svg:y2="14cm" draw:start-shape="id2" draw:start-glue-point="2" draw:end-shape="id5" svg:d="m6000 10500-2000 3500">
          <text:p text:style-name="P1"><text:line-break/><text:line-break/><text:tab/><text:tab/><text:tab/>FK:Flugzeug</text:p>
        </draw:connector>
        <draw:connector draw:style-name="gr2" draw:text-style-name="P1" draw:layer="layout" draw:type="line" svg:x1="6cm" svg:y1="10.5cm" svg:x2="12.5cm" svg:y2="14cm" draw:start-shape="id2" draw:start-glue-point="2" draw:end-shape="id6" draw:end-glue-point="0" svg:d="m6000 10500 6500 3500">
          <text:p text:style-name="P1"><text:span text:style-name="T1">FK: Pilot</text:span><text:line-break/><text:line-break/><text:line-break/></text:p>
        </draw:connector>
        <draw:frame draw:style-name="gr3" draw:layer="layout" svg:width="10cm" svg:height="2.75cm" svg:x="1.5cm" svg:y="17.5cm">
          <draw:text-box>
            <text:p>Legende:</text:p>
            <text:p>FK – Foreign Key sichtbar</text:p>
            <text:p><text:span text:style-name="T1">FK – Foreign Key unsich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Square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allisto </meta:initial-creator>
    <meta:creation-date>2011-09-05T09:49:01</meta:creation-date>
    <dc:date>2011-09-06T11:04:03</dc:date>
    <dc:creator>callisto </dc:creator>
    <meta:editing-duration>P1DT1H15M5S</meta:editing-duration>
    <meta:editing-cycles>4</meta:editing-cycles>
    <meta:generator>LibreOffice/3.3$Linux LibreOffice_project/330m19$Build-202</meta:generator>
    <meta:document-statistic meta:object-count="13"/>
  </office:meta>
</office:document-meta>
</file>